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7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6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6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4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7"/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1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4" office:value-type="string" calcext:value-type="string">
            <text:p>Installer exe</text:p>
          </table:table-cell>
          <table:table-cell table:style-name="ce54" office:value-type="string" calcext:value-type="string">
            <text:p>appdata</text:p>
          </table:table-cell>
          <table:table-cell table:style-name="ce55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86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8"/>
          <table:table-cell table:style-name="ce44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4" office:value-type="string" calcext:value-type="string">
            <text:p>file zip</text:p>
          </table:table-cell>
          <table:table-cell table:number-columns-repeated="10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8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style-name="ce26"/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xtre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64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3" office:value-type="string" calcext:value-type="string">
            <text:p>FV APPDATA EXE+AUTOHOTKEY</text:p>
          </table:table-cell>
          <table:table-cell table:number-columns-repeated="13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9"/>
          <table:table-cell table:style-name="ce61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25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20"/>
          <table:table-cell table:style-name="ce63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9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59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3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86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3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4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5"/>
          <table:table-cell/>
          <table:table-cell table:style-name="ce72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lo.ru</text:p>
          </table:table-cell>
          <table:table-cell table:style-name="ce54"/>
          <table:table-cell table:style-name="ce54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instalki.p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54" office:value-type="string" calcext:value-type="string">
            <text:p>OWNCLOUD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2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tv</text:p>
          </table:table-cell>
          <table:table-cell table:style-name="ce6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9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disabled</text:p>
          </table:table-cell>
          <table:table-cell table:style-name="ce54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4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19" office:value-type="string" calcext:value-type="string">
            <text:p>isoplex</text:p>
          </table:table-cell>
          <table:table-cell table:number-columns-repeated="22"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54" office:value-type="string" calcext:value-type="string">
            <text:p>comss.ru</text:p>
          </table:table-cell>
          <table:table-cell table:style-name="ce54"/>
          <table:table-cell table:style-name="ce54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orwelldevcpp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4"/>
          <table:table-cell/>
          <table:table-cell table:style-name="ce38"/>
          <table:table-cell table:number-columns-repeated="2"/>
          <table:table-cell table:style-name="ce53" office:value-type="string" calcext:value-type="string">
            <text:p>FV APPDATA EXE</text:p>
          </table:table-cell>
          <table:table-cell table:number-columns-repeated="14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oftwareinformer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54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sonyvegaspro</text:p>
          </table:table-cell>
          <table:table-cell table:number-columns-repeated="20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9" office:value-type="string" calcext:value-type="string">
            <text:p>disabled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undanc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time4popcorn</text:p>
          </table:table-cell>
          <table:table-cell table:style-name="ce34"/>
          <table:table-cell/>
          <table:table-cell table:style-name="ce21"/>
          <table:table-cell/>
          <table:table-cell table:style-name="ce52"/>
          <table:table-cell table:style-name="ce53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acr +-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3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77"/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86</text:p>
          </table:table-cell>
          <table:table-cell table:style-name="ce54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wincontig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34" calcext:value-type="float">
            <text:p>34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8:12:52.101000000</dc:date>
    <meta:editing-duration>PT12H28M48S</meta:editing-duration>
    <meta:editing-cycles>108</meta:editing-cycles>
    <meta:generator>LibreOffice/4.3.4.1$Windows_x86 LibreOffice_project/bc356b2f991740509f321d70e4512a6a54c5f243</meta:generator>
    <meta:document-statistic meta:table-count="2" meta:cell-count="1251" meta:object-count="0"/>
  </office:meta>
</office:document-meta>
</file>